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100%" draw:fill-color="#ffff00" draw:opacity="0%" draw:textarea-horizontal-align="center" draw:textarea-vertical-align="middle" style:protect="position"/>
    </style:style>
    <style:style style:name="gr2" style:family="graphic" style:parent-style-name="standard">
      <style:graphic-properties draw:stroke="none" draw:fill="solid" draw:fill-color="#aecf00" draw:opacity="50%" draw:textarea-horizontal-align="center" draw:textarea-vertical-align="middle" draw:fit-to-size="false" draw:shadow-opacity="50%"/>
    </style:style>
    <style:style style:name="gr3" style:family="graphic" style:parent-style-name="standard">
      <style:graphic-properties draw:stroke="none" draw:fill="solid" draw:fill-color="#ffff66" draw:opacity="50%" draw:textarea-horizontal-align="center" draw:textarea-vertical-align="middle" draw:fit-to-size="false" draw:shadow-opacity="50%"/>
    </style:style>
    <style:style style:name="gr4" style:family="graphic" style:parent-style-name="standard">
      <style:graphic-properties svg:stroke-width="0.2cm" draw:marker-start-width="0.35cm" draw:marker-end-width="0.35cm" draw:textarea-horizontal-align="center" draw:textarea-vertical-align="middle" fo:padding-top="0.225cm" fo:padding-bottom="0.225cm" fo:padding-left="0.35cm" fo:padding-right="0.35cm" style:protect="position size"/>
    </style:style>
    <style:style style:name="gr5" style:family="graphic" style:parent-style-name="standard">
      <style:graphic-properties draw:stroke="none" draw:fill="solid" draw:fill-color="#ff6633" draw:opacity="50%" draw:textarea-horizontal-align="center" draw:textarea-vertical-align="middle" draw:fit-to-size="false" draw:shadow-opacity="50%"/>
    </style:style>
    <style:style style:name="gr6" style:family="graphic" style:parent-style-name="standard">
      <style:graphic-properties draw:stroke="none" draw:fill="solid" draw:fill-color="#2300dc" draw:opacity="50%" draw:textarea-horizontal-align="center" draw:textarea-vertical-align="middle" draw:fit-to-size="false" draw:shadow-opacity="50%"/>
    </style:style>
    <style:style style:name="gr7" style:family="graphic" style:parent-style-name="standard">
      <style:graphic-properties draw:stroke="none" draw:fill="solid" draw:fill-color="#ff0000" draw:opacity="50%" draw:textarea-horizontal-align="center" draw:textarea-vertical-align="middle" draw:fit-to-size="false" draw:shadow-opacity="50%"/>
    </style:style>
    <style:style style:name="gr8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draw:textarea-horizontal-align="center" draw:textarea-vertical-align="middle" fo:padding-top="0.225cm" fo:padding-bottom="0.225cm" fo:padding-left="0.35cm" fo:padding-right="0.35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g draw:name="OrganizationDiagram1455-GroupShape">
          <draw:rect draw:name="OrganizationDiagram1455-RectangleShape0" draw:style-name="gr1" draw:text-style-name="P1" draw:layer="layout" svg:width="26cm" svg:height="15.6cm" svg:x="1cm" svg:y="1cm">
            <text:p/>
          </draw:rect>
          <draw:g>
            <draw:rect draw:name="OrganizationDiagram1455-RectangleShape1" draw:style-name="gr2" draw:text-style-name="P2" draw:id="id1" draw:layer="layout" svg:width="8.764cm" svg:height="1.872cm" svg:x="10.385cm" svg:y="6.122cm" draw:corner-radius="0.6cm">
              <text:p text:style-name="P2"><text:span text:style-name="T1">RKWard plugin</text:span></text:p>
            </draw:rect>
            <draw:rect draw:name="OrganizationDiagram1455-RectangleShape2" draw:style-name="gr3" draw:text-style-name="P2" draw:id="id2" draw:layer="layout" svg:width="6cm" svg:height="4cm" svg:x="2.2cm" svg:y="10.926cm" draw:corner-radius="0.6cm">
              <text:p text:style-name="P2"><text:span text:style-name="T1">GUI layout</text:span></text:p>
              <text:list text:style-name="L1">
                <text:list-header>
                  <text:p text:style-name="P2"><text:span text:style-name="T2">XML</text:span></text:p>
                </text:list-header>
              </text:list>
            </draw:rect>
            <draw:connector draw:name="OrganizationDiagram1455-ConnectorShape2" draw:style-name="gr4" draw:text-style-name="P1" draw:layer="layout" svg:x1="14.767cm" svg:y1="7.994cm" svg:x2="5.2cm" svg:y2="10.926cm" draw:start-shape="id1" draw:start-glue-point="2" draw:end-shape="id2" draw:end-glue-point="0" svg:d="m14767 7994v1466h-9567v1466">
              <text:p/>
            </draw:connector>
            <draw:rect draw:name="OrganizationDiagram1455-RectangleShape3" draw:style-name="gr5" draw:text-style-name="P2" draw:id="id5" draw:layer="layout" svg:width="6.317cm" svg:height="4cm" svg:x="11.609cm" svg:y="0.574cm" draw:corner-radius="0.6cm">
              <text:p text:style-name="P2"><text:span text:style-name="T1">Plugin map</text:span></text:p>
              <text:p text:style-name="P2"><text:span text:style-name="T2">XML</text:span></text:p>
            </draw:rect>
            <draw:rect draw:name="OrganizationDiagram1455-RectangleShape4" draw:style-name="gr6" draw:text-style-name="P2" draw:id="id3" draw:layer="layout" svg:width="9.955cm" svg:height="4cm" svg:x="9.823cm" svg:y="10.86cm" draw:corner-radius="0.6cm">
              <text:p text:style-name="P2"><text:span text:style-name="T1">R code generation</text:span></text:p>
              <text:p text:style-name="P2"><text:span text:style-name="T2">ECMAScript</text:span></text:p>
            </draw:rect>
            <draw:connector draw:name="OrganizationDiagram1455-ConnectorShape4" draw:style-name="gr4" draw:text-style-name="P1" draw:layer="layout" svg:x1="14.767cm" svg:y1="7.994cm" svg:x2="14.8cm" svg:y2="10.86cm" draw:start-shape="id1" draw:start-glue-point="2" draw:end-shape="id3" draw:end-glue-point="0" svg:d="m14767 7994v1433h33v1433">
              <text:p/>
            </draw:connector>
            <draw:rect draw:name="OrganizationDiagram1455-RectangleShape5" draw:style-name="gr7" draw:text-style-name="P1" draw:id="id4" draw:layer="layout" svg:width="6cm" svg:height="4cm" svg:x="21.266cm" svg:y="10.872cm" draw:corner-radius="0.6cm">
              <text:p text:style-name="P1"><text:span text:style-name="T1">Help page</text:span></text:p>
              <text:p text:style-name="P1"><text:span text:style-name="T2">XML</text:span></text:p>
              <text:p text:style-name="P1"/>
            </draw:rect>
            <draw:connector draw:name="OrganizationDiagram1455-ConnectorShape5" draw:style-name="gr4" draw:text-style-name="P1" draw:layer="layout" svg:x1="14.767cm" svg:y1="7.994cm" svg:x2="24.266cm" svg:y2="10.872cm" draw:start-shape="id1" draw:start-glue-point="2" draw:end-shape="id4" draw:end-glue-point="0" svg:d="m14767 7994v1439h9499v1439">
              <text:p/>
            </draw:connector>
            <draw:connector draw:style-name="gr8" draw:text-style-name="P1" draw:layer="layout" svg:x1="14.767cm" svg:y1="4.574cm" svg:x2="14.767cm" svg:y2="6.122cm" draw:start-shape="id5" draw:start-glue-point="2" draw:end-shape="id1" draw:end-glue-point="0" svg:d="m14767 4574v1548">
              <text:p/>
            </draw:connector>
            <draw:rect draw:name="OrganizationDiagram1455-RectangleShape1" draw:style-name="gr2" draw:text-style-name="P2" draw:id="id6" draw:layer="layout" svg:width="8.764cm" svg:height="1.872cm" svg:x="2.018cm" svg:y="3.641cm" draw:corner-radius="0.6cm">
              <text:p text:style-name="P2"><text:span text:style-name="T1">RKWard plugin</text:span></text:p>
            </draw:rect>
            <draw:rect draw:name="OrganizationDiagram1455-RectangleShape1" draw:style-name="gr2" draw:text-style-name="P2" draw:id="id7" draw:layer="layout" svg:width="8.764cm" svg:height="1.872cm" svg:x="18.541cm" svg:y="3.74cm" draw:corner-radius="0.6cm">
              <text:p text:style-name="P2"><text:span text:style-name="T1">RKWard plugin</text:span></text:p>
            </draw:rect>
            <draw:connector draw:style-name="gr9" draw:text-style-name="P1" draw:layer="layout" svg:x1="11.609cm" svg:y1="2.574cm" svg:x2="6.4cm" svg:y2="3.641cm" draw:start-shape="id5" draw:start-glue-point="3" draw:end-shape="id6" draw:end-glue-point="0" svg:d="m11609 2574h-5209v1067">
              <text:p/>
            </draw:connector>
            <draw:connector draw:style-name="gr9" draw:text-style-name="P1" draw:layer="layout" svg:x1="17.926cm" svg:y1="2.574cm" svg:x2="22.923cm" svg:y2="3.74cm" draw:start-shape="id5" draw:start-glue-point="1" draw:end-shape="id7" svg:d="m17926 2574h4997v1166">
              <text:p/>
            </draw:connector>
          </draw:g>
        </draw:g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fan Rödiger</meta:initial-creator>
    <meta:creation-date>2010-12-21T15:04:57</meta:creation-date>
    <dc:date>2010-12-22T11:04:26</dc:date>
    <meta:editing-duration>PT01H46M27S</meta:editing-duration>
    <meta:editing-cycles>5</meta:editing-cycles>
    <meta:generator>OpenOffice.org/3.2$Linux OpenOffice.org_project/320m19$Build-9505</meta:generator>
    <meta:document-statistic meta:object-count="39"/>
  </office:meta>
</office:document-meta>
</file>